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B000000243D9B1D4F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3.399cm" style:rel-column-width="13106*"/>
    </style:style>
    <style:style style:name="Táblázat1.D" style:family="table-column">
      <style:table-column-properties style:column-width="3.401cm" style:rel-column-width="13109*"/>
    </style:style>
    <style:style style:name="Táblázat1.E" style:family="table-column">
      <style:table-column-properties style:column-width="3.401cm" style:rel-column-width="13108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E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C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ábláza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.E6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x="7.177cm" svg:y="0.582cm" svg:width="2.646cm" svg:height="1.27cm" draw:z-index="0"><draw:image xlink:href="Pictures/100000000000004B000000243D9B1D4F.jpg" xlink:type="simple" xlink:show="embed" xlink:actuate="onLoad"/></draw:frame></text:p>
      <text:p text:style-name="Standard"/>
      <text:p text:style-name="Standard">RoBIT számítástechnikai Bt</text:p>
      <text:p text:style-name="Standard">1036 Budapest</text:p>
      <text:p text:style-name="Standard">Pacsirtamező u 61.</text:p>
      <text:p text:style-name="Standard">ERSTE bank <text:s/>11600006-00000000-20082532</text:p>
      <text:p text:style-name="Standard"/>
      <text:h text:style-name="P10" text:outline-level="2">EGYENLEGKÖZLŐ</text:h>
      <text:p text:style-name="P2">CORP-TEXT <text:s/>KFT</text:p>
      <text:p text:style-name="P2">Bp. Váci u 10.</text:p>
      <text:p text:style-name="P1"/>
      <text:p text:style-name="P2">Nyilvántartásunk szerint Önnel kapcsolatban <text:s/>2014 -ben a következő számlák kerültek kiállításra, illetve a következő bevételek kerültek lekönyvelésre (figyelembe véve a 2013-ról áthúzódó tételeket és a 2015-re áthúzódó tételeket is).</text:p>
      <text:p text:style-name="P2">Kérjük adatközlésünkkel egyeztessenek!</text:p>
      <text:p text:style-name="P2"/>
      <table:table table:name="Táblázat1" table:style-name="Táblázat1">
        <table:table-column table:style-name="Táblázat1.A" table:number-columns-repeated="3"/>
        <table:table-column table:style-name="Táblázat1.D"/>
        <table:table-column table:style-name="Táblázat1.E"/>
        <table:table-row>
          <table:table-cell table:style-name="Táblázat1.A1" office:value-type="string">
            <text:p text:style-name="P3">Számla szám</text:p>
          </table:table-cell>
          <table:table-cell table:style-name="Táblázat1.A1" office:value-type="string">
            <text:p text:style-name="P3">Számla Összeg</text:p>
          </table:table-cell>
          <table:table-cell table:style-name="Táblázat1.A1" office:value-type="string">
            <text:p text:style-name="P3">Számla kelte</text:p>
          </table:table-cell>
          <table:table-cell table:style-name="Táblázat1.A1" office:value-type="string">
            <text:p text:style-name="P3">Kiegyenlítés kelte</text:p>
          </table:table-cell>
          <table:table-cell table:style-name="Táblázat1.E1" office:value-type="string">
            <text:p text:style-name="P4">Kiegyenlítés összege</text:p>
          </table:table-cell>
        </table:table-row>
        <table:table-row>
          <table:table-cell table:style-name="Táblázat1.A2" office:value-type="string">
            <text:p text:style-name="P3">2013/00022</text:p>
          </table:table-cell>
          <table:table-cell table:style-name="Táblázat1.A2" office:value-type="string">
            <text:p text:style-name="P4">19.000 </text:p>
          </table:table-cell>
          <table:table-cell table:style-name="Táblázat1.C2" office:value-type="date" office:date-value="2013-01-10">
            <text:p text:style-name="P7">2013-01-10</text:p>
          </table:table-cell>
          <table:table-cell table:style-name="Táblázat1.C2" office:value-type="date" office:date-value="2014-01-08">
            <text:p text:style-name="P7">2014-01-08</text:p>
          </table:table-cell>
          <table:table-cell table:style-name="Táblázat1.E2" office:value-type="string">
            <text:p text:style-name="P4">19.000</text:p>
          </table:table-cell>
        </table:table-row>
        <table:table-row>
          <table:table-cell table:style-name="Táblázat1.A2" office:value-type="string">
            <text:p text:style-name="P3">2014/00004</text:p>
          </table:table-cell>
          <table:table-cell table:style-name="Táblázat1.A2" office:value-type="string">
            <text:p text:style-name="P4">19.300 </text:p>
          </table:table-cell>
          <table:table-cell table:style-name="Táblázat1.C2" office:value-type="date" office:date-value="2014-01-03">
            <text:p text:style-name="P7">2014-01-03</text:p>
          </table:table-cell>
          <table:table-cell table:style-name="Táblázat1.C2" office:value-type="date" office:date-value="2014-02-17">
            <text:p text:style-name="P7">2014-02-17</text:p>
          </table:table-cell>
          <table:table-cell table:style-name="Táblázat1.E2" office:value-type="string">
            <text:p text:style-name="P4">19.300</text:p>
          </table:table-cell>
        </table:table-row>
        <table:table-row>
          <table:table-cell table:style-name="Táblázat1.A2" office:value-type="string">
            <text:p text:style-name="P3">2014/00040</text:p>
          </table:table-cell>
          <table:table-cell table:style-name="Táblázat1.A2" office:value-type="string">
            <text:p text:style-name="P4">19.300 </text:p>
          </table:table-cell>
          <table:table-cell table:style-name="Táblázat1.C2" office:value-type="date" office:date-value="2014-04-02">
            <text:p text:style-name="P7">2014-04-02</text:p>
          </table:table-cell>
          <table:table-cell table:style-name="Táblázat1.C2" office:value-type="date" office:date-value="2014-05-12">
            <text:p text:style-name="P7">2014-05-12</text:p>
          </table:table-cell>
          <table:table-cell table:style-name="Táblázat1.E2" office:value-type="string">
            <text:p text:style-name="P4">19.300</text:p>
          </table:table-cell>
        </table:table-row>
        <table:table-row>
          <table:table-cell table:style-name="Táblázat1.A2" office:value-type="string">
            <text:p text:style-name="P3">2014/00092</text:p>
          </table:table-cell>
          <table:table-cell table:style-name="Táblázat1.A2" office:value-type="string">
            <text:p text:style-name="P4">19.300 </text:p>
          </table:table-cell>
          <table:table-cell table:style-name="Táblázat1.C2" office:value-type="date" office:date-value="2014-10-08">
            <text:p text:style-name="P7">2014-10-08</text:p>
          </table:table-cell>
          <table:table-cell table:style-name="Táblázat1.C2" office:value-type="date" office:date-value="2014-08-19">
            <text:p text:style-name="P7">2014-08-19</text:p>
          </table:table-cell>
          <table:table-cell table:style-name="Táblázat1.E2" office:value-type="string">
            <text:p text:style-name="P4">19.000</text:p>
          </table:table-cell>
        </table:table-row>
        <table:table-row>
          <table:table-cell table:style-name="Táblázat1.A2" office:value-type="string">
            <text:p text:style-name="P3"/>
          </table:table-cell>
          <table:table-cell table:style-name="Táblázat1.A2" office:value-type="string">
            <text:p text:style-name="P4"/>
          </table:table-cell>
          <table:table-cell table:style-name="Táblázat1.C2">
            <text:p text:style-name="P7"/>
          </table:table-cell>
          <table:table-cell table:style-name="Táblázat1.A2" office:value-type="string">
            <text:p text:style-name="P7">2014-10-27</text:p>
            <text:p text:style-name="P7">Házi pénztár KP</text:p>
          </table:table-cell>
          <table:table-cell table:style-name="Táblázat1.E6" office:value-type="float" office:value="300">
            <text:p text:style-name="P4">300</text:p>
          </table:table-cell>
        </table:table-row>
        <table:table-row>
          <table:table-cell table:style-name="Táblázat1.A2" office:value-type="string">
            <text:p text:style-name="P3">2014/00113</text:p>
          </table:table-cell>
          <table:table-cell table:style-name="Táblázat1.A2" office:value-type="string">
            <text:p text:style-name="P4">19.300 </text:p>
          </table:table-cell>
          <table:table-cell table:style-name="Táblázat1.C2" office:value-type="date" office:date-value="2014-12-29">
            <text:p text:style-name="P7">2014-12-29</text:p>
          </table:table-cell>
          <table:table-cell table:style-name="Táblázat1.C2" office:value-type="date" office:date-value="2014-10-22">
            <text:p text:style-name="P7">2014-10-22</text:p>
          </table:table-cell>
          <table:table-cell table:style-name="Táblázat1.E2" office:value-type="string">
            <text:p text:style-name="P4">19.000</text:p>
          </table:table-cell>
        </table:table-row>
        <table:table-row>
          <table:table-cell table:style-name="Táblázat1.A2" office:value-type="string">
            <text:p text:style-name="P3"/>
          </table:table-cell>
          <table:table-cell table:style-name="Táblázat1.A2" office:value-type="string">
            <text:p text:style-name="P4"/>
          </table:table-cell>
          <table:table-cell table:style-name="Táblázat1.C2">
            <text:p text:style-name="P7"/>
          </table:table-cell>
          <table:table-cell table:style-name="Táblázat1.A2" office:value-type="string">
            <text:p text:style-name="P7">2014-01-27<text:line-break/>Házi pénztár</text:p>
          </table:table-cell>
          <table:table-cell table:style-name="Táblázat1.E6" office:value-type="float" office:value="300">
            <text:p text:style-name="P4">300</text:p>
          </table:table-cell>
        </table:table-row>
        <table:table-row>
          <table:table-cell table:style-name="Táblázat1.A2" office:value-type="string">
            <text:p text:style-name="P3">2015/00024</text:p>
          </table:table-cell>
          <table:table-cell table:style-name="Táblázat1.A2" office:value-type="string">
            <text:p text:style-name="P4">19.300 </text:p>
          </table:table-cell>
          <table:table-cell table:style-name="Táblázat1.C2" office:value-type="date" office:date-value="2015-01-27">
            <text:p text:style-name="P7">2015-01-27</text:p>
          </table:table-cell>
          <table:table-cell table:style-name="Táblázat1.C2" office:value-type="date" office:date-value="2014-12-17">
            <text:p text:style-name="P7">2014-12-17</text:p>
          </table:table-cell>
          <table:table-cell table:style-name="Táblázat1.E2" office:value-type="string">
            <text:p text:style-name="P4">19.300</text:p>
          </table:table-cell>
        </table:table-row>
        <table:table-row>
          <table:table-cell table:style-name="Táblázat1.A2" office:value-type="string">
            <text:p text:style-name="P5">Összesen</text:p>
          </table:table-cell>
          <table:table-cell table:style-name="Táblázat1.A2" office:value-type="string">
            <text:p text:style-name="P6">115.500</text:p>
          </table:table-cell>
          <table:table-cell table:style-name="Táblázat1.A2" office:value-type="string">
            <text:p text:style-name="P3"/>
          </table:table-cell>
          <table:table-cell table:style-name="Táblázat1.A2" office:value-type="string">
            <text:p text:style-name="P3"/>
          </table:table-cell>
          <table:table-cell table:style-name="Táblázat1.E2" office:value-type="string">
            <text:p text:style-name="P6">115.500</text:p>
          </table:table-cell>
        </table:table-row>
      </table:table>
      <text:p text:style-name="P2"/>
      <text:p text:style-name="P2">Megjegyzés: Mivel a 2014/III.n.éves számla - a mi hibánkból - késve lett kiállítva, viszont Ön kifizette, a fizetések Ön által írt közleményétől függetlenül a kiegyenlítéseket időrendben rendeltük hozzá a kiállított számlákhoz. Az idő közbeni ár változás miatt ebből kétszer 300 Ft -os különbözet keletkezett ezt saját hatáskörben KP befizetéssel rendeztük.</text:p>
      <text:p text:style-name="P9">Nyilvántartásunk szerint jelen pillanatban Ön felé követelésünk nem áll fenn, Önnek túlfizetése nincsen.</text:p>
      <text:p text:style-name="P9"/>
      <text:p text:style-name="P2">Budapest,2015.01.28.<text:tab/><text:tab/><text:tab/><text:tab/><text:tab/>Fogler Tibo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6T07:55:00.63</meta:creation-date>
    <meta:generator>OpenOffice.org/3.3$Win32 OpenOffice.org_project/330m20$Build-9567</meta:generator>
    <dc:date>2015-01-27T18:49:33.39</dc:date>
    <meta:editing-duration>PT46M34S</meta:editing-duration>
    <meta:editing-cycles>5</meta:editing-cycles>
    <meta:print-date>2013-05-16T08:04:54.42</meta:print-date>
    <meta:document-statistic meta:table-count="1" meta:image-count="1" meta:object-count="0" meta:page-count="1" meta:paragraph-count="55" meta:word-count="168" meta:character-count="1313"/>
  </office:meta>
</office:document-meta>
</file>